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4.541cm"/>
    </style:style>
    <style:style style:name="pr2" style:family="presentation" style:parent-style-name="Default-title">
      <style:graphic-properties fo:min-height="2.629cm"/>
    </style:style>
    <style:style style:name="pr3" style:family="presentation" style:parent-style-name="Default-notes">
      <style:graphic-properties draw:fill-color="#ffffff" fo:min-height="12.572cm"/>
    </style:style>
    <style:style style:name="P1" style:family="paragraph">
      <style:text-properties fo:font-size="12pt" style:text-underline-style="none" style:font-size-asian="12pt" style:font-size-complex="12pt"/>
    </style:style>
    <style:style style:name="P2" style:family="paragraph">
      <loext:graphic-properties draw:fill-color="#ffffff"/>
      <style:text-properties fo:font-size="12pt" style:text-underline-style="none" style:font-size-asian="12pt" style:font-size-complex="12pt"/>
    </style:style>
    <style:style style:name="P3" style:family="paragraph">
      <loext:graphic-properties draw:fill-color="#ffffff"/>
    </style:style>
    <style:style style:name="T1" style:family="text">
      <style:text-properties fo:font-size="12pt" style:text-underline-style="none"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6.67cm" svg:height="14.541cm" svg:x="0.762cm" svg:y="1.524cm" presentation:class="subtitle" presentation:user-transformed="true">
          <draw:text-box>
            <text:p text:style-name="P1"><text:span text:style-name="T1">Description: </text:span><text:span text:style-name="T1"><text:a xlink:href="https://www.freelancer.com/contest/Create-embaddable-maps-of-government-flight-data-1724275?w=f" xlink:type="simple">https://www.freelancer.com/contest/Create-embaddable-maps-of-government-flight-data-1724275?w=f</text:a></text:span></text:p>
            <text:p text:style-name="P1"><text:span text:style-name="T1">Data: </text:span><text:span text:style-name="T1"><text:a xlink:href="https://docs.google.com/spreadsheets/d/1WmI8xHAWEA_UvQpV5fe2fxHcgC3xwT_n6opfNwBRjtY/edit?usp=sharing" xlink:type="simple">https://docs.google.com/spreadsheets/d/1WmI8xHAWEA_UvQpV5fe2fxHcgC3xwT_n6opfNwBRjtY/edit?usp=sharing</text:a></text:span></text:p>
            <text:p text:style-name="P1"><text:span text:style-name="T1"/></text:p>
            <text:p text:style-name="P1"><text:span text:style-name="T1"/></text:p>
            <text:p text:style-name="P1"><text:span text:style-name="T1">Explanation: Taking that amount of data, which has information on who flew what flight from where to where for what price, I need to create a visualization that displays all the flight paths, where clicking on one flight path displays a list of all flights that took place along that route, where clicking on one particular flight displays all the information about that particular flight as per the data. The project owner stated that he was inspired by this:</text:span></text:p>
            <text:p text:style-name="P1"><text:span text:style-name="T1"/></text:p>
            <text:p text:style-name="P1"><text:span text:style-name="T1">Example to Model After: </text:span><text:span text:style-name="T1"><text:a xlink:href="https://projects.fivethirtyeight.com/flights/" xlink:type="simple">https://projects.fivethirtyeight.com/flights/</text:a></text:span><text:span text:style-name="T1"><text:s/></text:span></text:p>
            <text:p text:style-name="P1"/>
            <text:p text:style-name="P1">So we are going to just make it look like that. After which I want to add a search panel to help visualization. But the main priority right now is to mimic the example, which is why I am giving you a grayscale world map that kind of looks like the map in the example. It is in the format of an SVG file, which is like an XML file which is like an HTML file, and that is what I need the output after adding the city locations to be in. </text:p>
            <text:p text:style-name="P1"/>
            <text:p text:style-name="P1">I will give you a list of cities, and another list of latitude-longitude coordinate pairs, and I need you to accurately place circles on the world map, this is to be done in illustrator if you have it, and inkscape if you do not have illustrator. After your work, the SVG file that will be saved should contain &lt;circle&gt;&lt;/circle&gt; tags in its file if you open it with notepad. </text:p>
            <text:p text:style-name="P1"/>
            <text:p text:style-name="P1">Please add three circles and reply with the SVG file before proceeding with all the circles to make sure its good, please send this by tomorrow. Since I need to complete this project within 4 days, I need this to be done (all the circles not the preliminary 3) within the next 2 days. </text:p>
            <text:p text:style-name="P1"/>
            <text:p text:style-name="P1">One idea I had is that one does not need to place more than 3 circles. It will take some work, but once you know the pixel location of 3 circles, then to keep real-world positions consistent, a script can calculate the pixel locations of all other cities. Thus I need you to accurately place the first three circles, so that I can begin further work and in the event you cant place all circles. The preliminary 3 circles will get you 10$ if I receive the money from the project owner.</text:p>
            <text:p text:style-name="P1"/>
          </draw:text-box>
        </draw:frame>
        <draw:frame presentation:style-name="pr2" draw:layer="layout" svg:width="25.199cm" svg:height="2.629cm" svg:x="1.4cm" svg:y="-0.508cm" presentation:class="title" presentation:user-transformed="true">
          <draw:text-box>
            <text:p>Project</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26T04:43:44.328858437</meta:creation-date>
    <dc:date>2020-01-26T10:01:47.157647521</dc:date>
    <meta:editing-duration>PT4M54S</meta:editing-duration>
    <meta:editing-cycles>1</meta:editing-cycles>
    <meta:document-statistic meta:object-count="25"/>
    <meta:generator>LibreOffice/6.0.7.3$Linux_X86_64 LibreOffice_project/00m0$Build-3</meta:generator>
  </office:meta>
</office:document-meta>
</file>